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ProviderImpl.getConnectionInte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roviderImpl.createConnectio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roviderImpl.destroyConnectionObject( Object c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ProviderImpl.ConnectionProviderImpl( BpelServer server , Process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